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2.52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2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3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8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9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3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4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3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9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/>
          <table:table-cell table:style-name="Default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7"/>
          <table:table-cell office:value-type="string" calcext:value-type="string">
            <text:p>982.85</text:p>
          </table:table-cell>
          <table:table-cell table:number-columns-repeated="6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2"/>
          <table:table-cell office:value-type="string" calcext:value-type="string">
            <text:p>333.95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3"/>
          <table:table-cell table:style-name="Default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7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6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6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5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6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</text:p>
          </table:table-cell>
          <table:table-cell table:number-columns-repeated="11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table:number-columns-repeated="24"/>
          <table:table-cell office:value-type="string" calcext:value-type="string">
            <text:p>-424.35</text:p>
          </table:table-cell>
          <table:table-cell table:number-columns-repeated="995"/>
        </table:table-row>
        <table:table-row table:style-name="ro1" table:number-rows-repeated="104841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9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7" table:default-cell-style-name="ce11"/>
        <table:table-column table:style-name="co35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6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8" table:default-cell-style-name="ce11"/>
        <table:table-column table:style-name="co47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.00.0000</text:date>, <text:time style:data-style-name="N2" text:time-value="00:05:50.2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6T00:10:22.078000000</dc:date>
    <meta:editing-duration>P3DT17H42M57S</meta:editing-duration>
    <meta:editing-cycles>1367</meta:editing-cycles>
    <meta:document-statistic meta:table-count="2" meta:cell-count="4386" meta:object-count="0"/>
    <meta:user-defined meta:name="qrichtext">1</meta:user-defined>
  </office:meta>
</office:document-meta>
</file>